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ac2e" officeooo:paragraph-rsid="0011ac2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ac2e" officeooo:paragraph-rsid="0011ac2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1ac2e" officeooo:paragraph-rsid="0011ac2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e9a6" officeooo:paragraph-rsid="0012e9a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ac2e" officeooo:paragraph-rsid="0011ac2e" style:font-size-asian="10.5pt" style:font-weight-asian="bold" style:font-size-complex="12pt" style:font-weight-complex="bold"/>
    </style:style>
    <style:style style:name="P6" style:family="paragraph" style:parent-style-name="Standard" style:list-style-name="L9">
      <style:paragraph-properties fo:text-align="start" style:justify-single-word="false"/>
      <style:text-properties fo:font-size="12pt" fo:font-weight="bold" officeooo:rsid="001490eb" officeooo:paragraph-rsid="001490e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490eb" officeooo:paragraph-rsid="001490eb" style:font-size-asian="10.5pt" style:font-weight-asian="bold" style:font-size-complex="12pt" style:font-weight-complex="bold"/>
    </style:style>
    <style:style style:name="P8" style:family="paragraph" style:parent-style-name="Standard" style:list-style-name="L16">
      <style:paragraph-properties fo:text-align="start" style:justify-single-word="false"/>
      <style:text-properties fo:font-size="12pt" fo:font-weight="bold" officeooo:rsid="001490eb" officeooo:paragraph-rsid="001490eb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1ac2e" officeooo:paragraph-rsid="0011ac2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1ac2e" officeooo:paragraph-rsid="0011ac2e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11ac2e" officeooo:paragraph-rsid="0011ac2e" style:font-size-asian="10.5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officeooo:rsid="0011ac2e" officeooo:paragraph-rsid="0011ac2e" style:font-size-asian="10.5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fo:font-weight="normal" officeooo:rsid="0011ac2e" officeooo:paragraph-rsid="0011ac2e" style:font-size-asian="10.5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fo:font-weight="normal" officeooo:rsid="0011d44f" officeooo:paragraph-rsid="0011d44f" style:font-size-asian="10.5pt" style:font-weight-asian="normal" style:font-size-complex="12pt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fo:font-size="12pt" fo:font-weight="normal" officeooo:rsid="001490eb" officeooo:paragraph-rsid="001490eb" style:font-size-asian="10.5pt" style:font-weight-asian="normal" style:font-size-complex="12pt" style:font-weight-complex="normal"/>
    </style:style>
    <style:style style:name="P16" style:family="paragraph" style:parent-style-name="Standard" style:list-style-name="L11">
      <style:paragraph-properties fo:text-align="start" style:justify-single-word="false"/>
      <style:text-properties fo:font-size="12pt" fo:font-weight="normal" officeooo:rsid="001490eb" officeooo:paragraph-rsid="001490eb" style:font-size-asian="10.5pt" style:font-weight-asian="normal" style:font-size-complex="12pt" style:font-weight-complex="normal"/>
    </style:style>
    <style:style style:name="P17" style:family="paragraph" style:parent-style-name="Standard" style:list-style-name="L12">
      <style:paragraph-properties fo:text-align="start" style:justify-single-word="false"/>
      <style:text-properties fo:font-size="12pt" fo:font-weight="normal" officeooo:rsid="001490eb" officeooo:paragraph-rsid="001490eb" style:font-size-asian="10.5pt" style:font-weight-asian="normal" style:font-size-complex="12pt" style:font-weight-complex="normal"/>
    </style:style>
    <style:style style:name="P18" style:family="paragraph" style:parent-style-name="Standard" style:list-style-name="L13">
      <style:paragraph-properties fo:text-align="start" style:justify-single-word="false"/>
      <style:text-properties fo:font-size="12pt" fo:font-weight="normal" officeooo:rsid="0015bace" officeooo:paragraph-rsid="0015bace" style:font-size-asian="10.5pt" style:font-weight-asian="normal" style:font-size-complex="12pt" style:font-weight-complex="normal"/>
    </style:style>
    <style:style style:name="P19" style:family="paragraph" style:parent-style-name="Standard" style:list-style-name="L14">
      <style:paragraph-properties fo:text-align="start" style:justify-single-word="false"/>
      <style:text-properties fo:font-size="12pt" fo:font-weight="normal" officeooo:rsid="0015bace" officeooo:paragraph-rsid="0015bace" style:font-size-asian="10.5pt" style:font-weight-asian="normal" style:font-size-complex="12pt" style:font-weight-complex="normal"/>
    </style:style>
    <style:style style:name="P20" style:family="paragraph" style:parent-style-name="Standard" style:list-style-name="L15">
      <style:paragraph-properties fo:text-align="start" style:justify-single-word="false"/>
      <style:text-properties fo:font-size="12pt" fo:font-weight="normal" officeooo:rsid="00168174" officeooo:paragraph-rsid="00168174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n Code</text:p>
      <text:p text:style-name="P2"/>
      <text:list xml:id="list3310663234" text:style-name="L1">
        <text:list-item>
          <text:p text:style-name="P9">Maintaining clean code provides many benefits such as readability and understanding down the line when you have forgotten what the code does.</text:p>
        </text:list-item>
        <text:list-item>
          <text:p text:style-name="P9">There are certain guidelines that will provide a framework for how your code looks.</text:p>
        </text:list-item>
      </text:list>
      <text:p text:style-name="P10"/>
      <text:p text:style-name="P3">Rules of Thumb</text:p>
      <text:p text:style-name="P3"/>
      <text:p text:style-name="P5"><text:tab/>Indentation</text:p>
      <text:list xml:id="list2975016704" text:style-name="L3">
        <text:list-item>
          <text:p text:style-name="P11">It does not matter what style of indentation used when coding, be it (tab-spacing or 2 spaces).</text:p>
        </text:list-item>
        <text:list-item>
          <text:p text:style-name="P11">Consistency is crucial for keeping things aligned which will provide information on scopes of functions and such.</text:p>
          <text:p text:style-name="P11"/>
        </text:list-item>
      </text:list>
      <text:p text:style-name="P5"><text:tab/>Semicolons</text:p>
      <text:list xml:id="list3494139057" text:style-name="L5">
        <text:list-item>
          <text:p text:style-name="P12">Semicolons are optional in Javascript as the compiler will insert them if omitted.</text:p>
        </text:list-item>
        <text:list-item>
          <text:p text:style-name="P12">However, this function may cause unexpected problems, so it is best to add them.</text:p>
        </text:list-item>
      </text:list>
      <text:p text:style-name="P5"/>
      <text:p text:style-name="P5"><text:tab/>Line Length</text:p>
      <text:list xml:id="list1454009432" text:style-name="L6">
        <text:list-item>
          <text:p text:style-name="P13">Line length will vary depending on the type of style, but most styles will recommend limiting the length of each line of code.</text:p>
        </text:list-item>
        <text:list-item>
          <text:p text:style-name="P13">Generally, code will be easier to read if lines of code are manually broken at around 80 characters.</text:p>
        </text:list-item>
        <text:list-item>
          <text:p text:style-name="P13">When breaking lines, indent the second line 2 levels, and attempt to break after an operator or comma:</text:p>
          <text:list>
            <text:list-item>
              <text:p text:style-name="P13">let reallyReallyLongLine = something + somethingElse + somethingElse +</text:p>
              <text:list>
                <text:list-item>
                  <text:list>
                    <text:list-header>
                      <text:p text:style-name="P13">somethingMoreElse + thatSomething;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p text:style-name="P5"><text:tab/>Naming Things</text:p>
      <text:list xml:id="list2172115359" text:style-name="L7">
        <text:list-item>
          <text:p text:style-name="P14">Names for variables and functions should always be descriptive and use camelCase.</text:p>
        </text:list-item>
        <text:list-item>
          <text:p text:style-name="P14">To maintain consistency for names, variables should always begin with a noun or an adjective (noun phrase). Functions should always begin with a verb.</text:p>
        </text:list-item>
        <text:list-item>
          <text:p text:style-name="P14">Single character variable names can be used in the context of a loop or callback function, but should be avoided elsewhere.</text:p>
        </text:list-item>
      </text:list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21" meta:word-count="251" meta:character-count="1468" meta:non-whitespace-character-count="1248"/>
  </office:meta>
</office:document-meta>
</file>